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" style:family="table-cell" style:parent-style-name="Default" style:data-style-name="N3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9.2244in" svg:y="0.6067in">
            <draw:object draw:notify-on-update-of-ranges="Sheet1.D7:Sheet1.D82 Sheet1.E6:Sheet1.E6 Sheet1.E7:Sheet1.E82 Sheet1.F6:Sheet1.F6 Sheet1.F7:Sheet1.F8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in" svg:height="3.5453in" svg:x="9.3874in" svg:y="4.748in">
            <draw:object draw:notify-on-update-of-ranges="Sheet1.D7:Sheet1.D86 Sheet1.G6:Sheet1.G6 Sheet1.G7:Sheet1.G8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verage increase:</text:p>
          </table:table-cell>
          <table:table-cell table:formula="of:=[.E78]/[.C78]" office:value-type="float" office:value="28.3333333333333" calcext:value-type="float">
            <text:p>28.3333333333333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formula="of:=[.E30]/POWER([.C30];[.F3])" office:value-type="float" office:value="0.325677238659974" calcext:value-type="float">
            <text:p>0.325677238659974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Factor:</text:p>
          </table:table-cell>
          <table:table-cell table:formula="of:=[.E78]/POWER([.C78];[.F5])" office:value-type="float" office:value="3.33911535560314" calcext:value-type="float">
            <text:p>3.33911535560314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Actual</text:p>
          </table:table-cell>
          <table:table-cell office:value-type="string" calcext:value-type="string">
            <text:p>Predict</text:p>
          </table:table-cell>
          <table:table-cell office:value-type="string" calcext:value-type="string">
            <text:p>Diffs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22-07-14" calcext:value-type="date">
            <text:p>Jul 14, 22</text:p>
          </table:table-cell>
          <table:table-cell office:value-type="float" office:value="1" calcext:value-type="float">
            <text:p>1</text:p>
          </table:table-cell>
          <table:table-cell table:formula="of:=POWER([.C7];[.$F$3])*[.$F$2]" office:value-type="float" office:value="0.325677238659974" calcext:value-type="float">
            <text:p>0.3256772386599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22-07-21" calcext:value-type="date">
            <text:p>Jul 21, 22</text:p>
          </table:table-cell>
          <table:table-cell office:value-type="float" office:value="1" calcext:value-type="float">
            <text:p>1</text:p>
          </table:table-cell>
          <table:table-cell table:formula="of:=POWER([.C8];[.$F$3])*[.$F$2]" office:value-type="float" office:value="1.84230867147662" calcext:value-type="float">
            <text:p>1.84230867147662</text:p>
          </table:table-cell>
          <table:table-cell table:formula="of:=[.E8]-[.E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date" office:date-value="2022-07-28" calcext:value-type="date">
            <text:p>Jul 28, 22</text:p>
          </table:table-cell>
          <table:table-cell office:value-type="float" office:value="1" calcext:value-type="float">
            <text:p>1</text:p>
          </table:table-cell>
          <table:table-cell table:formula="of:=POWER([.C9];[.$F$3])*[.$F$2]" office:value-type="float" office:value="5.07680571805029" calcext:value-type="float">
            <text:p>5.07680571805029</text:p>
          </table:table-cell>
          <table:table-cell table:formula="of:=[.E9]-[.E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date" office:date-value="2022-08-04" calcext:value-type="date">
            <text:p>Aug 4, 22</text:p>
          </table:table-cell>
          <table:table-cell office:value-type="float" office:value="4" calcext:value-type="float">
            <text:p>4</text:p>
          </table:table-cell>
          <table:table-cell table:formula="of:=POWER([.C10];[.$F$3])*[.$F$2]" office:value-type="float" office:value="10.4216716371192" calcext:value-type="float">
            <text:p>10.4216716371192</text:p>
          </table:table-cell>
          <table:table-cell table:formula="of:=[.E10]-[.E9]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date" office:date-value="2022-08-11" calcext:value-type="date">
            <text:p>Aug 11, 22</text:p>
          </table:table-cell>
          <table:table-cell office:value-type="float" office:value="15" calcext:value-type="float">
            <text:p>15</text:p>
          </table:table-cell>
          <table:table-cell table:formula="of:=POWER([.C11];[.$F$3])*[.$F$2]" office:value-type="float" office:value="18.2059111092031" calcext:value-type="float">
            <text:p>18.2059111092031</text:p>
          </table:table-cell>
          <table:table-cell table:formula="of:=[.E11]-[.E10]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22-08-18" calcext:value-type="date">
            <text:p>Aug 18, 22</text:p>
          </table:table-cell>
          <table:table-cell office:value-type="float" office:value="23" calcext:value-type="float">
            <text:p>23</text:p>
          </table:table-cell>
          <table:table-cell table:formula="of:=POWER([.C12];[.$F$3])*[.$F$2]" office:value-type="float" office:value="28.71875" calcext:value-type="float">
            <text:p>28.71875</text:p>
          </table:table-cell>
          <table:table-cell table:formula="of:=[.E12]-[.E11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22-08-25" calcext:value-type="date">
            <text:p>Aug 25, 22</text:p>
          </table:table-cell>
          <table:table-cell office:value-type="float" office:value="40" calcext:value-type="float">
            <text:p>40</text:p>
          </table:table-cell>
          <table:table-cell table:formula="of:=POWER([.C13];[.$F$3])*[.$F$2]" office:value-type="float" office:value="42.2213880772576" calcext:value-type="float">
            <text:p>42.2213880772576</text:p>
          </table:table-cell>
          <table:table-cell table:formula="of:=[.E13]-[.E12]"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date" office:date-value="2022-09-01" calcext:value-type="date">
            <text:p>Sep 1, 22</text:p>
          </table:table-cell>
          <table:table-cell office:value-type="float" office:value="53" calcext:value-type="float">
            <text:p>53</text:p>
          </table:table-cell>
          <table:table-cell table:formula="of:=POWER([.C14];[.$F$3])*[.$F$2]" office:value-type="float" office:value="58.9538774872518" calcext:value-type="float">
            <text:p>58.9538774872518</text:p>
          </table:table-cell>
          <table:table-cell table:formula="of:=[.E14]-[.E13]"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date" office:date-value="2022-09-08" calcext:value-type="date">
            <text:p>Sep 8, 22</text:p>
          </table:table-cell>
          <table:table-cell office:value-type="float" office:value="77" calcext:value-type="float">
            <text:p>77</text:p>
          </table:table-cell>
          <table:table-cell table:formula="of:=POWER([.C15];[.$F$3])*[.$F$2]" office:value-type="float" office:value="79.1395689943737" calcext:value-type="float">
            <text:p>79.1395689943737</text:p>
          </table:table-cell>
          <table:table-cell table:formula="of:=[.E15]-[.E14]"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date" office:date-value="2022-09-15" calcext:value-type="date">
            <text:p>Sep 15, 22</text:p>
          </table:table-cell>
          <table:table-cell office:value-type="float" office:value="128" calcext:value-type="float">
            <text:p>128</text:p>
          </table:table-cell>
          <table:table-cell table:formula="of:=POWER([.C16];[.$F$3])*[.$F$2]" office:value-type="float" office:value="102.988185623976" calcext:value-type="float">
            <text:p>102.988185623976</text:p>
          </table:table-cell>
          <table:table-cell table:formula="of:=[.E16]-[.E15]" office:value-type="float" office:value="51" calcext:value-type="float">
            <text:p>51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date" office:date-value="2022-09-22" calcext:value-type="date">
            <text:p>Sep 22, 22</text:p>
          </table:table-cell>
          <table:table-cell office:value-type="float" office:value="165" calcext:value-type="float">
            <text:p>165</text:p>
          </table:table-cell>
          <table:table-cell table:formula="of:=POWER([.C17];[.$F$3])*[.$F$2]" office:value-type="float" office:value="130.698053610694" calcext:value-type="float">
            <text:p>130.698053610694</text:p>
          </table:table-cell>
          <table:table-cell table:formula="of:=[.E17]-[.E16]" office:value-type="float" office:value="37" calcext:value-type="float">
            <text:p>37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date" office:date-value="2022-09-29" calcext:value-type="date">
            <text:p>Sep 29, 22</text:p>
          </table:table-cell>
          <table:table-cell office:value-type="float" office:value="201" calcext:value-type="float">
            <text:p>201</text:p>
          </table:table-cell>
          <table:table-cell table:formula="of:=POWER([.C18];[.$F$3])*[.$F$2]" office:value-type="float" office:value="162.457782977609" calcext:value-type="float">
            <text:p>162.457782977609</text:p>
          </table:table-cell>
          <table:table-cell table:formula="of:=[.E18]-[.E17]" office:value-type="float" office:value="36" calcext:value-type="float">
            <text:p>36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date" office:date-value="2022-10-06" calcext:value-type="date">
            <text:p>Oct 6, 22</text:p>
          </table:table-cell>
          <table:table-cell office:value-type="float" office:value="249" calcext:value-type="float">
            <text:p>249</text:p>
          </table:table-cell>
          <table:table-cell table:formula="of:=POWER([.C19];[.$F$3])*[.$F$2]" office:value-type="float" office:value="198.44757116757" calcext:value-type="float">
            <text:p>198.44757116757</text:p>
          </table:table-cell>
          <table:table-cell table:formula="of:=[.E19]-[.E18]"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date" office:date-value="2022-10-13" calcext:value-type="date">
            <text:p>Oct 13, 22</text:p>
          </table:table-cell>
          <table:table-cell office:value-type="float" office:value="293" calcext:value-type="float">
            <text:p>293</text:p>
          </table:table-cell>
          <table:table-cell table:formula="of:=POWER([.C20];[.$F$3])*[.$F$2]" office:value-type="float" office:value="238.840238564301" calcext:value-type="float">
            <text:p>238.840238564301</text:p>
          </table:table-cell>
          <table:table-cell table:formula="of:=[.E20]-[.E19]"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date" office:date-value="2022-10-20" calcext:value-type="date">
            <text:p>Oct 20, 22</text:p>
          </table:table-cell>
          <table:table-cell office:value-type="float" office:value="338" calcext:value-type="float">
            <text:p>338</text:p>
          </table:table-cell>
          <table:table-cell table:formula="of:=POWER([.C21];[.$F$3])*[.$F$2]" office:value-type="float" office:value="283.802067353002" calcext:value-type="float">
            <text:p>283.802067353002</text:p>
          </table:table-cell>
          <table:table-cell table:formula="of:=[.E21]-[.E2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date" office:date-value="2022-10-27" calcext:value-type="date">
            <text:p>Oct 27, 22</text:p>
          </table:table-cell>
          <table:table-cell office:value-type="float" office:value="388" calcext:value-type="float">
            <text:p>388</text:p>
          </table:table-cell>
          <table:table-cell table:formula="of:=POWER([.C22];[.$F$3])*[.$F$2]" office:value-type="float" office:value="333.493492387813" calcext:value-type="float">
            <text:p>333.493492387813</text:p>
          </table:table-cell>
          <table:table-cell table:formula="of:=[.E22]-[.E21]"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date" office:date-value="2022-11-03" calcext:value-type="date">
            <text:p>Nov 3, 22</text:p>
          </table:table-cell>
          <table:table-cell office:value-type="float" office:value="406" calcext:value-type="float">
            <text:p>406</text:p>
          </table:table-cell>
          <table:table-cell table:formula="of:=POWER([.C23];[.$F$3])*[.$F$2]" office:value-type="float" office:value="388.069678252969" calcext:value-type="float">
            <text:p>388.069678252969</text:p>
          </table:table-cell>
          <table:table-cell table:formula="of:=[.E23]-[.E22]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date" office:date-value="2022-11-10" calcext:value-type="date">
            <text:p>Nov 10, 22</text:p>
          </table:table-cell>
          <table:table-cell office:value-type="float" office:value="416" calcext:value-type="float">
            <text:p>416</text:p>
          </table:table-cell>
          <table:table-cell table:formula="of:=POWER([.C24];[.$F$3])*[.$F$2]" office:value-type="float" office:value="447.681007168818" calcext:value-type="float">
            <text:p>447.681007168818</text:p>
          </table:table-cell>
          <table:table-cell table:formula="of:=[.E24]-[.E23]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date" office:date-value="2022-11-17" calcext:value-type="date">
            <text:p>Nov 17, 22</text:p>
          </table:table-cell>
          <table:table-cell office:value-type="float" office:value="492" calcext:value-type="float">
            <text:p>492</text:p>
          </table:table-cell>
          <table:table-cell table:formula="of:=POWER([.C25];[.$F$3])*[.$F$2]" office:value-type="float" office:value="512.473495922404" calcext:value-type="float">
            <text:p>512.473495922404</text:p>
          </table:table-cell>
          <table:table-cell table:formula="of:=[.E25]-[.E24]" office:value-type="float" office:value="76" calcext:value-type="float">
            <text:p>76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date" office:date-value="2022-11-24" calcext:value-type="date">
            <text:p>Nov 24, 22</text:p>
          </table:table-cell>
          <table:table-cell office:value-type="float" office:value="610" calcext:value-type="float">
            <text:p>610</text:p>
          </table:table-cell>
          <table:table-cell table:formula="of:=POWER([.C26];[.$F$3])*[.$F$2]" office:value-type="float" office:value="582.5891554945" calcext:value-type="float">
            <text:p>582.5891554945</text:p>
          </table:table-cell>
          <table:table-cell table:formula="of:=[.E26]-[.E25]" office:value-type="float" office:value="118" calcext:value-type="float">
            <text:p>118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date" office:date-value="2022-12-01" calcext:value-type="date">
            <text:p>Dec 1, 22</text:p>
          </table:table-cell>
          <table:table-cell office:value-type="float" office:value="631" calcext:value-type="float">
            <text:p>631</text:p>
          </table:table-cell>
          <table:table-cell table:formula="of:=POWER([.C27];[.$F$3])*[.$F$2]" office:value-type="float" office:value="658.166303843037" calcext:value-type="float">
            <text:p>658.166303843037</text:p>
          </table:table-cell>
          <table:table-cell table:formula="of:=[.E27]-[.E26]"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date" office:date-value="2022-12-08" calcext:value-type="date">
            <text:p>Dec 8, 22</text:p>
          </table:table-cell>
          <table:table-cell office:value-type="float" office:value="698" calcext:value-type="float">
            <text:p>698</text:p>
          </table:table-cell>
          <table:table-cell table:formula="of:=POWER([.C28];[.$F$3])*[.$F$2]" office:value-type="float" office:value="739.339839968035" calcext:value-type="float">
            <text:p>739.339839968035</text:p>
          </table:table-cell>
          <table:table-cell table:formula="of:=[.E28]-[.E27]" office:value-type="float" office:value="67" calcext:value-type="float">
            <text:p>67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date" office:date-value="2022-12-15" calcext:value-type="date">
            <text:p>Dec 15, 22</text:p>
          </table:table-cell>
          <table:table-cell office:value-type="float" office:value="817" calcext:value-type="float">
            <text:p>817</text:p>
          </table:table-cell>
          <table:table-cell table:formula="of:=POWER([.C29];[.$F$3])*[.$F$2]" office:value-type="float" office:value="826.241485655609" calcext:value-type="float">
            <text:p>826.241485655609</text:p>
          </table:table-cell>
          <table:table-cell table:formula="of:=[.E29]-[.E28]" office:value-type="float" office:value="119" calcext:value-type="float">
            <text:p>119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date" office:date-value="2022-12-22" calcext:value-type="date">
            <text:p>Dec 22, 22</text:p>
          </table:table-cell>
          <table:table-cell office:value-type="float" office:value="919" calcext:value-type="float">
            <text:p>919</text:p>
          </table:table-cell>
          <table:table-cell table:formula="of:=POWER([.C30];[.$F$3])*[.$F$2]" office:value-type="float" office:value="919" calcext:value-type="float">
            <text:p>919</text:p>
          </table:table-cell>
          <table:table-cell table:formula="of:=[.E30]-[.E2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date" office:date-value="2022-12-29" calcext:value-type="date">
            <text:p>Dec 29, 22</text:p>
          </table:table-cell>
          <table:table-cell office:value-type="float" office:value="965" calcext:value-type="float">
            <text:p>965</text:p>
          </table:table-cell>
          <table:table-cell table:formula="of:=[.$F$30]+POWER([.C31]-[.$C$30];[.$F$5])*[.$F$4]" office:value-type="float" office:value="922.339115355603" calcext:value-type="float">
            <text:p>922.339115355603</text:p>
          </table:table-cell>
          <table:table-cell table:formula="of:=[.E31]-[.E3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date" office:date-value="2023-01-05" calcext:value-type="date">
            <text:p>Jan 5, 23</text:p>
          </table:table-cell>
          <table:table-cell office:value-type="float" office:value="993" calcext:value-type="float">
            <text:p>993</text:p>
          </table:table-cell>
          <table:table-cell table:formula="of:=[.$F$30]+POWER([.C32]-[.$C$30];[.$F$5])*[.$F$4]" office:value-type="float" office:value="928.444444444444" calcext:value-type="float">
            <text:p>928.444444444444</text:p>
          </table:table-cell>
          <table:table-cell table:formula="of:=[.E32]-[.E31]" office:value-type="float" office:value="28" calcext:value-type="float">
            <text:p>28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date" office:date-value="2023-01-12" calcext:value-type="date">
            <text:p>Jan 12, 23</text:p>
          </table:table-cell>
          <table:table-cell office:value-type="float" office:value="1019" calcext:value-type="float">
            <text:p>1019</text:p>
          </table:table-cell>
          <table:table-cell table:formula="of:=[.$F$30]+POWER([.C33]-[.$C$30];[.$F$5])*[.$F$4]" office:value-type="float" office:value="936.350552344714" calcext:value-type="float">
            <text:p>936.350552344714</text:p>
          </table:table-cell>
          <table:table-cell table:formula="of:=[.E33]-[.E32]"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date" office:date-value="2023-01-19" calcext:value-type="date">
            <text:p>Jan 19, 23</text:p>
          </table:table-cell>
          <table:table-cell office:value-type="float" office:value="1048" calcext:value-type="float">
            <text:p>1048</text:p>
          </table:table-cell>
          <table:table-cell table:formula="of:=[.$F$30]+POWER([.C34]-[.$C$30];[.$F$5])*[.$F$4]" office:value-type="float" office:value="945.712922844825" calcext:value-type="float">
            <text:p>945.712922844825</text:p>
          </table:table-cell>
          <table:table-cell table:formula="of:=[.E34]-[.E33]" office:value-type="float" office:value="29" calcext:value-type="float">
            <text:p>29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date" office:date-value="2023-01-26" calcext:value-type="date">
            <text:p>Jan 26, 23</text:p>
          </table:table-cell>
          <table:table-cell office:value-type="float" office:value="1057" calcext:value-type="float">
            <text:p>1057</text:p>
          </table:table-cell>
          <table:table-cell table:formula="of:=[.$F$30]+POWER([.C35]-[.$C$30];[.$F$5])*[.$F$4]" office:value-type="float" office:value="956.33244459921" calcext:value-type="float">
            <text:p>956.33244459921</text:p>
          </table:table-cell>
          <table:table-cell table:formula="of:=[.E35]-[.E34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date" office:date-value="2023-02-02" calcext:value-type="date">
            <text:p>Feb 2, 23</text:p>
          </table:table-cell>
          <table:table-cell office:value-type="float" office:value="1074" calcext:value-type="float">
            <text:p>1074</text:p>
          </table:table-cell>
          <table:table-cell table:formula="of:=[.$F$30]+POWER([.C36]-[.$C$30];[.$F$5])*[.$F$4]" office:value-type="float" office:value="968.074772881118" calcext:value-type="float">
            <text:p>968.074772881118</text:p>
          </table:table-cell>
          <table:table-cell table:formula="of:=[.E36]-[.E35]"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date" office:date-value="2023-02-09" calcext:value-type="date">
            <text:p>Feb 9, 23</text:p>
          </table:table-cell>
          <table:table-cell office:value-type="float" office:value="1093" calcext:value-type="float">
            <text:p>1093</text:p>
          </table:table-cell>
          <table:table-cell table:formula="of:=[.$F$30]+POWER([.C37]-[.$C$30];[.$F$5])*[.$F$4]" office:value-type="float" office:value="980.84128180918" calcext:value-type="float">
            <text:p>980.84128180918</text:p>
          </table:table-cell>
          <table:table-cell table:formula="of:=[.E37]-[.E36]"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date" office:date-value="2023-02-16" calcext:value-type="date">
            <text:p>Feb 16, 23</text:p>
          </table:table-cell>
          <table:table-cell office:value-type="float" office:value="1114" calcext:value-type="float">
            <text:p>1114</text:p>
          </table:table-cell>
          <table:table-cell table:formula="of:=[.$F$30]+POWER([.C38]-[.$C$30];[.$F$5])*[.$F$4]" office:value-type="float" office:value="994.555555555556" calcext:value-type="float">
            <text:p>994.555555555556</text:p>
          </table:table-cell>
          <table:table-cell table:formula="of:=[.E38]-[.E37]"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date" office:date-value="2023-02-23" calcext:value-type="date">
            <text:p>Feb 23, 23</text:p>
          </table:table-cell>
          <table:table-cell office:value-type="float" office:value="1126" calcext:value-type="float">
            <text:p>1126</text:p>
          </table:table-cell>
          <table:table-cell table:formula="of:=[.$F$30]+POWER([.C39]-[.$C$30];[.$F$5])*[.$F$4]" office:value-type="float" office:value="1009.15611460128" calcext:value-type="float">
            <text:p>1009.15611460128</text:p>
          </table:table-cell>
          <table:table-cell table:formula="of:=[.E39]-[.E38]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date" office:date-value="2023-03-02" calcext:value-type="date">
            <text:p>Mar 2, 23</text:p>
          </table:table-cell>
          <table:table-cell office:value-type="float" office:value="1130" calcext:value-type="float">
            <text:p>1130</text:p>
          </table:table-cell>
          <table:table-cell table:formula="of:=[.$F$30]+POWER([.C40]-[.$C$30];[.$F$5])*[.$F$4]" office:value-type="float" office:value="1024.59209893749" calcext:value-type="float">
            <text:p>1024.59209893749</text:p>
          </table:table-cell>
          <table:table-cell table:formula="of:=[.E40]-[.E39]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date" office:date-value="2023-03-09" calcext:value-type="date">
            <text:p>Mar 9, 23</text:p>
          </table:table-cell>
          <table:table-cell office:value-type="float" office:value="1128" calcext:value-type="float">
            <text:p>1128</text:p>
          </table:table-cell>
          <table:table-cell table:formula="of:=[.$F$30]+POWER([.C41]-[.$C$30];[.$F$5])*[.$F$4]" office:value-type="float" office:value="1040.82052042875" calcext:value-type="float">
            <text:p>1040.82052042875</text:p>
          </table:table-cell>
          <table:table-cell table:formula="of:=[.E41]-[.E40]" office:value-type="float" office:value="-2" calcext:value-type="float">
            <text:p>-2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date" office:date-value="2023-03-16" calcext:value-type="date">
            <text:p>Mar 16, 23</text:p>
          </table:table-cell>
          <table:table-cell office:value-type="float" office:value="1131" calcext:value-type="float">
            <text:p>1131</text:p>
          </table:table-cell>
          <table:table-cell table:formula="of:=[.$F$30]+POWER([.C42]-[.$C$30];[.$F$5])*[.$F$4]" office:value-type="float" office:value="1057.80441875771" calcext:value-type="float">
            <text:p>1057.80441875771</text:p>
          </table:table-cell>
          <table:table-cell table:formula="of:=[.E42]-[.E41]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date" office:date-value="2023-03-23" calcext:value-type="date">
            <text:p>Mar 23, 23</text:p>
          </table:table-cell>
          <table:table-cell office:value-type="float" office:value="1147" calcext:value-type="float">
            <text:p>1147</text:p>
          </table:table-cell>
          <table:table-cell table:formula="of:=[.$F$30]+POWER([.C43]-[.$C$30];[.$F$5])*[.$F$4]" office:value-type="float" office:value="1075.51157118111" calcext:value-type="float">
            <text:p>1075.51157118111</text:p>
          </table:table-cell>
          <table:table-cell table:formula="of:=[.E43]-[.E42]"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date" office:date-value="2023-03-30" calcext:value-type="date">
            <text:p>Mar 30, 23</text:p>
          </table:table-cell>
          <table:table-cell office:value-type="float" office:value="1158" calcext:value-type="float">
            <text:p>1158</text:p>
          </table:table-cell>
          <table:table-cell table:formula="of:=[.$F$30]+POWER([.C44]-[.$C$30];[.$F$5])*[.$F$4]" office:value-type="float" office:value="1093.91355889816" calcext:value-type="float">
            <text:p>1093.91355889816</text:p>
          </table:table-cell>
          <table:table-cell table:formula="of:=[.E44]-[.E43]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date" office:date-value="2023-04-06" calcext:value-type="date">
            <text:p>Apr 6, 23</text:p>
          </table:table-cell>
          <table:table-cell office:value-type="float" office:value="1181" calcext:value-type="float">
            <text:p>1181</text:p>
          </table:table-cell>
          <table:table-cell table:formula="of:=[.$F$30]+POWER([.C45]-[.$C$30];[.$F$5])*[.$F$4]" office:value-type="float" office:value="1112.98507244975" calcext:value-type="float">
            <text:p>1112.98507244975</text:p>
          </table:table-cell>
          <table:table-cell table:formula="of:=[.E45]-[.E4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date" office:date-value="2023-04-13" calcext:value-type="date">
            <text:p>Apr 13, 23</text:p>
          </table:table-cell>
          <table:table-cell office:value-type="float" office:value="1200" calcext:value-type="float">
            <text:p>1200</text:p>
          </table:table-cell>
          <table:table-cell table:formula="of:=[.$F$30]+POWER([.C46]-[.$C$30];[.$F$5])*[.$F$4]" office:value-type="float" office:value="1132.7033827586" calcext:value-type="float">
            <text:p>1132.7033827586</text:p>
          </table:table-cell>
          <table:table-cell table:formula="of:=[.E46]-[.E45]"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date" office:date-value="2023-04-20" calcext:value-type="date">
            <text:p>Apr 20, 23</text:p>
          </table:table-cell>
          <table:table-cell office:value-type="float" office:value="1229" calcext:value-type="float">
            <text:p>1229</text:p>
          </table:table-cell>
          <table:table-cell table:formula="of:=[.$F$30]+POWER([.C47]-[.$C$30];[.$F$5])*[.$F$4]" office:value-type="float" office:value="1153.04793022365" calcext:value-type="float">
            <text:p>1153.04793022365</text:p>
          </table:table-cell>
          <table:table-cell table:formula="of:=[.E47]-[.E46]" office:value-type="float" office:value="29" calcext:value-type="float">
            <text:p>29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date" office:date-value="2023-04-27" calcext:value-type="date">
            <text:p>Apr 27, 23</text:p>
          </table:table-cell>
          <table:table-cell office:value-type="float" office:value="1249" calcext:value-type="float">
            <text:p>1249</text:p>
          </table:table-cell>
          <table:table-cell table:formula="of:=[.$F$30]+POWER([.C48]-[.$C$30];[.$F$5])*[.$F$4]" office:value-type="float" office:value="1174" calcext:value-type="float">
            <text:p>1174</text:p>
          </table:table-cell>
          <table:table-cell table:formula="of:=[.E48]-[.E47]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date" office:date-value="2023-05-04" calcext:value-type="date">
            <text:p>May 4, 23</text:p>
          </table:table-cell>
          <table:table-cell office:value-type="float" office:value="1256" calcext:value-type="float">
            <text:p>1256</text:p>
          </table:table-cell>
          <table:table-cell table:formula="of:=[.$F$30]+POWER([.C49]-[.$C$30];[.$F$5])*[.$F$4]" office:value-type="float" office:value="1195.54246152208" calcext:value-type="float">
            <text:p>1195.54246152208</text:p>
          </table:table-cell>
          <table:table-cell table:formula="of:=[.E49]-[.E48]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date" office:date-value="2023-05-11" calcext:value-type="date">
            <text:p>May 11, 23</text:p>
          </table:table-cell>
          <table:table-cell office:value-type="float" office:value="1263" calcext:value-type="float">
            <text:p>1263</text:p>
          </table:table-cell>
          <table:table-cell table:formula="of:=[.$F$30]+POWER([.C50]-[.$C$30];[.$F$5])*[.$F$4]" office:value-type="float" office:value="1217.65955679368" calcext:value-type="float">
            <text:p>1217.65955679368</text:p>
          </table:table-cell>
          <table:table-cell table:formula="of:=[.E50]-[.E49]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date" office:date-value="2023-05-18" calcext:value-type="date">
            <text:p>May 18, 23</text:p>
          </table:table-cell>
          <table:table-cell office:value-type="float" office:value="1274" calcext:value-type="float">
            <text:p>1274</text:p>
          </table:table-cell>
          <table:table-cell table:formula="of:=[.$F$30]+POWER([.C51]-[.$C$30];[.$F$5])*[.$F$4]" office:value-type="float" office:value="1240.33672629606" calcext:value-type="float">
            <text:p>1240.33672629606</text:p>
          </table:table-cell>
          <table:table-cell table:formula="of:=[.E51]-[.E50]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date" office:date-value="2023-05-25" calcext:value-type="date">
            <text:p>May 25, 23</text:p>
          </table:table-cell>
          <table:table-cell office:value-type="float" office:value="1301" calcext:value-type="float">
            <text:p>1301</text:p>
          </table:table-cell>
          <table:table-cell table:formula="of:=[.$F$30]+POWER([.C52]-[.$C$30];[.$F$5])*[.$F$4]" office:value-type="float" office:value="1263.56046433137" calcext:value-type="float">
            <text:p>1263.56046433137</text:p>
          </table:table-cell>
          <table:table-cell table:formula="of:=[.E52]-[.E51]"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date" office:date-value="2023-06-01" calcext:value-type="date">
            <text:p>Jun 1, 23</text:p>
          </table:table-cell>
          <table:table-cell office:value-type="float" office:value="1325" calcext:value-type="float">
            <text:p>1325</text:p>
          </table:table-cell>
          <table:table-cell table:formula="of:=[.$F$30]+POWER([.C53]-[.$C$30];[.$F$5])*[.$F$4]" office:value-type="float" office:value="1287.31819769472" calcext:value-type="float">
            <text:p>1287.31819769472</text:p>
          </table:table-cell>
          <table:table-cell table:formula="of:=[.E53]-[.E52]"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date" office:date-value="2023-06-08" calcext:value-type="date">
            <text:p>Jun 8, 23</text:p>
          </table:table-cell>
          <table:table-cell office:value-type="float" office:value="1355" calcext:value-type="float">
            <text:p>1355</text:p>
          </table:table-cell>
          <table:table-cell table:formula="of:=[.$F$30]+POWER([.C54]-[.$C$30];[.$F$5])*[.$F$4]" office:value-type="float" office:value="1311.59818304895" calcext:value-type="float">
            <text:p>1311.59818304895</text:p>
          </table:table-cell>
          <table:table-cell table:formula="of:=[.E54]-[.E53]"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date" office:date-value="2023-06-15" calcext:value-type="date">
            <text:p>Jun 15, 23</text:p>
          </table:table-cell>
          <table:table-cell office:value-type="float" office:value="1385" calcext:value-type="float">
            <text:p>1385</text:p>
          </table:table-cell>
          <table:table-cell table:formula="of:=[.$F$30]+POWER([.C55]-[.$C$30];[.$F$5])*[.$F$4]" office:value-type="float" office:value="1336.38941945039" calcext:value-type="float">
            <text:p>1336.38941945039</text:p>
          </table:table-cell>
          <table:table-cell table:formula="of:=[.E55]-[.E54]"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date" office:date-value="2023-06-22" calcext:value-type="date">
            <text:p>Jun 22, 23</text:p>
          </table:table-cell>
          <table:table-cell office:value-type="float" office:value="1417" calcext:value-type="float">
            <text:p>1417</text:p>
          </table:table-cell>
          <table:table-cell table:formula="of:=[.$F$30]+POWER([.C56]-[.$C$30];[.$F$5])*[.$F$4]" office:value-type="float" office:value="1361.6815732653" calcext:value-type="float">
            <text:p>1361.6815732653</text:p>
          </table:table-cell>
          <table:table-cell table:formula="of:=[.E56]-[.E55]"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date" office:date-value="2023-06-29" calcext:value-type="date">
            <text:p>Jun 29, 23</text:p>
          </table:table-cell>
          <table:table-cell office:value-type="float" office:value="1445" calcext:value-type="float">
            <text:p>1445</text:p>
          </table:table-cell>
          <table:table-cell table:formula="of:=[.$F$30]+POWER([.C57]-[.$C$30];[.$F$5])*[.$F$4]" office:value-type="float" office:value="1387.46491330728" calcext:value-type="float">
            <text:p>1387.46491330728</text:p>
          </table:table-cell>
          <table:table-cell table:formula="of:=[.E57]-[.E56]" office:value-type="float" office:value="28" calcext:value-type="float">
            <text:p>28</text:p>
          </table:table-cell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date" office:date-value="2023-07-06" calcext:value-type="date">
            <text:p>Jul 6, 23</text:p>
          </table:table-cell>
          <table:table-cell office:value-type="float" office:value="1459" calcext:value-type="float">
            <text:p>1459</text:p>
          </table:table-cell>
          <table:table-cell table:formula="of:=[.$F$30]+POWER([.C58]-[.$C$30];[.$F$5])*[.$F$4]" office:value-type="float" office:value="1413.73025447344" calcext:value-type="float">
            <text:p>1413.73025447344</text:p>
          </table:table-cell>
          <table:table-cell table:formula="of:=[.E58]-[.E57]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date" office:date-value="2023-07-13" calcext:value-type="date">
            <text:p>Jul 13, 23</text:p>
          </table:table-cell>
          <table:table-cell office:value-type="float" office:value="1478" calcext:value-type="float">
            <text:p>1478</text:p>
          </table:table-cell>
          <table:table-cell table:formula="of:=[.$F$30]+POWER([.C59]-[.$C$30];[.$F$5])*[.$F$4]" office:value-type="float" office:value="1440.46890849874" calcext:value-type="float">
            <text:p>1440.46890849874</text:p>
          </table:table-cell>
          <table:table-cell table:formula="of:=[.E59]-[.E58]"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date" office:date-value="2023-07-20" calcext:value-type="date">
            <text:p>Jul 20, 23</text:p>
          </table:table-cell>
          <table:table-cell office:value-type="float" office:value="1493" calcext:value-type="float">
            <text:p>1493</text:p>
          </table:table-cell>
          <table:table-cell table:formula="of:=[.$F$30]+POWER([.C60]-[.$C$30];[.$F$5])*[.$F$4]" office:value-type="float" office:value="1467.67264071272" calcext:value-type="float">
            <text:p>1467.67264071272</text:p>
          </table:table-cell>
          <table:table-cell table:formula="of:=[.E60]-[.E59]"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date" office:date-value="2023-07-27" calcext:value-type="date">
            <text:p>Jul 27, 23</text:p>
          </table:table-cell>
          <table:table-cell office:value-type="float" office:value="1502" calcext:value-type="float">
            <text:p>1502</text:p>
          </table:table-cell>
          <table:table-cell table:formula="of:=[.$F$30]+POWER([.C61]-[.$C$30];[.$F$5])*[.$F$4]" office:value-type="float" office:value="1495.33363188948" calcext:value-type="float">
            <text:p>1495.33363188948</text:p>
          </table:table-cell>
          <table:table-cell table:formula="of:=[.E61]-[.E60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date" office:date-value="2023-08-03" calcext:value-type="date">
            <text:p>Aug 3, 23</text:p>
          </table:table-cell>
          <table:table-cell office:value-type="float" office:value="1526" calcext:value-type="float">
            <text:p>1526</text:p>
          </table:table-cell>
          <table:table-cell table:formula="of:=[.$F$30]+POWER([.C62]-[.$C$30];[.$F$5])*[.$F$4]" office:value-type="float" office:value="1523.44444444444" calcext:value-type="float">
            <text:p>1523.44444444444</text:p>
          </table:table-cell>
          <table:table-cell table:formula="of:=[.E62]-[.E61]"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date" office:date-value="2023-08-10" calcext:value-type="date">
            <text:p>Aug 10, 23</text:p>
          </table:table-cell>
          <table:table-cell office:value-type="float" office:value="1586" calcext:value-type="float">
            <text:p>1586</text:p>
          </table:table-cell>
          <table:table-cell table:formula="of:=[.$F$30]+POWER([.C63]-[.$C$30];[.$F$5])*[.$F$4]" office:value-type="float" office:value="1551.99799236122" calcext:value-type="float">
            <text:p>1551.99799236122</text:p>
          </table:table-cell>
          <table:table-cell table:formula="of:=[.E63]-[.E62]"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date" office:date-value="2023-08-17" calcext:value-type="date">
            <text:p>Aug 17, 23</text:p>
          </table:table-cell>
          <table:table-cell office:value-type="float" office:value="1634" calcext:value-type="float">
            <text:p>1634</text:p>
          </table:table-cell>
          <table:table-cell table:formula="of:=[.$F$30]+POWER([.C64]-[.$C$30];[.$F$5])*[.$F$4]" office:value-type="float" office:value="1580.98751433528" calcext:value-type="float">
            <text:p>1580.98751433528</text:p>
          </table:table-cell>
          <table:table-cell table:formula="of:=[.E64]-[.E63]"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date" office:date-value="2023-08-24" calcext:value-type="date">
            <text:p>Aug 24, 23</text:p>
          </table:table-cell>
          <table:table-cell office:value-type="float" office:value="1661" calcext:value-type="float">
            <text:p>1661</text:p>
          </table:table-cell>
          <table:table-cell table:formula="of:=[.$F$30]+POWER([.C65]-[.$C$30];[.$F$5])*[.$F$4]" office:value-type="float" office:value="1610.40654970524" calcext:value-type="float">
            <text:p>1610.40654970524</text:p>
          </table:table-cell>
          <table:table-cell table:formula="of:=[.E65]-[.E64]"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date" office:date-value="2023-08-31" calcext:value-type="date">
            <text:p>Aug 31, 23</text:p>
          </table:table-cell>
          <table:table-cell office:value-type="float" office:value="1682" calcext:value-type="float">
            <text:p>1682</text:p>
          </table:table-cell>
          <table:table-cell table:formula="of:=[.$F$30]+POWER([.C66]-[.$C$30];[.$F$5])*[.$F$4]" office:value-type="float" office:value="1640.24891681028" calcext:value-type="float">
            <text:p>1640.24891681028</text:p>
          </table:table-cell>
          <table:table-cell table:formula="of:=[.E66]-[.E65]"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office:value-type="date" office:date-value="2023-09-07" calcext:value-type="date">
            <text:p>Sep 7, 23</text:p>
          </table:table-cell>
          <table:table-cell office:value-type="float" office:value="1706" calcext:value-type="float">
            <text:p>1706</text:p>
          </table:table-cell>
          <table:table-cell table:formula="of:=[.$F$30]+POWER([.C67]-[.$C$30];[.$F$5])*[.$F$4]" office:value-type="float" office:value="1670.50869346803" calcext:value-type="float">
            <text:p>1670.50869346803</text:p>
          </table:table-cell>
          <table:table-cell table:formula="of:=[.E67]-[.E66]"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date" office:date-value="2023-09-14" calcext:value-type="date">
            <text:p>Sep 14, 23</text:p>
          </table:table-cell>
          <table:table-cell office:value-type="float" office:value="1727" calcext:value-type="float">
            <text:p>1727</text:p>
          </table:table-cell>
          <table:table-cell table:formula="of:=[.$F$30]+POWER([.C68]-[.$C$30];[.$F$5])*[.$F$4]" office:value-type="float" office:value="1701.18019931313" calcext:value-type="float">
            <text:p>1701.18019931313</text:p>
          </table:table-cell>
          <table:table-cell table:formula="of:=[.E68]-[.E67]"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date" office:date-value="2023-09-21" calcext:value-type="date">
            <text:p>Sep 21, 23</text:p>
          </table:table-cell>
          <table:table-cell office:value-type="float" office:value="1738" calcext:value-type="float">
            <text:p>1738</text:p>
          </table:table-cell>
          <table:table-cell table:formula="of:=[.$F$30]+POWER([.C69]-[.$C$30];[.$F$5])*[.$F$4]" office:value-type="float" office:value="1732.25797977436" calcext:value-type="float">
            <text:p>1732.25797977436</text:p>
          </table:table-cell>
          <table:table-cell table:formula="of:=[.E69]-[.E68]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date" office:date-value="2023-09-28" calcext:value-type="date">
            <text:p>Sep 28, 23</text:p>
          </table:table-cell>
          <table:table-cell office:value-type="float" office:value="1744" calcext:value-type="float">
            <text:p>1744</text:p>
          </table:table-cell>
          <table:table-cell table:formula="of:=[.$F$30]+POWER([.C70]-[.$C$30];[.$F$5])*[.$F$4]" office:value-type="float" office:value="1763.73679149992" calcext:value-type="float">
            <text:p>1763.73679149992</text:p>
          </table:table-cell>
          <table:table-cell table:formula="of:=[.E70]-[.E69]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date" office:date-value="2023-10-05" calcext:value-type="date">
            <text:p>Oct 5, 23</text:p>
          </table:table-cell>
          <table:table-cell office:value-type="float" office:value="1772" calcext:value-type="float">
            <text:p>1772</text:p>
          </table:table-cell>
          <table:table-cell table:formula="of:=[.$F$30]+POWER([.C71]-[.$C$30];[.$F$5])*[.$F$4]" office:value-type="float" office:value="1795.61158906691" calcext:value-type="float">
            <text:p>1795.61158906691</text:p>
          </table:table-cell>
          <table:table-cell table:formula="of:=[.E71]-[.E70]" office:value-type="float" office:value="28" calcext:value-type="float">
            <text:p>28</text:p>
          </table:table-cell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date" office:date-value="2023-10-12" calcext:value-type="date">
            <text:p>Oct 12, 23</text:p>
          </table:table-cell>
          <table:table-cell office:value-type="float" office:value="1784" calcext:value-type="float">
            <text:p>1784</text:p>
          </table:table-cell>
          <table:table-cell table:formula="of:=[.$F$30]+POWER([.C72]-[.$C$30];[.$F$5])*[.$F$4]" office:value-type="float" office:value="1827.87751283291" calcext:value-type="float">
            <text:p>1827.87751283291</text:p>
          </table:table-cell>
          <table:table-cell table:formula="of:=[.E72]-[.E71]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date" office:date-value="2023-10-19" calcext:value-type="date">
            <text:p>Oct 19, 23</text:p>
          </table:table-cell>
          <table:table-cell office:value-type="float" office:value="1816" calcext:value-type="float">
            <text:p>1816</text:p>
          </table:table-cell>
          <table:table-cell table:formula="of:=[.$F$30]+POWER([.C73]-[.$C$30];[.$F$5])*[.$F$4]" office:value-type="float" office:value="1860.52987780658" calcext:value-type="float">
            <text:p>1860.52987780658</text:p>
          </table:table-cell>
          <table:table-cell table:formula="of:=[.E73]-[.E72]"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date" office:date-value="2023-10-26" calcext:value-type="date">
            <text:p>Oct 26, 23</text:p>
          </table:table-cell>
          <table:table-cell office:value-type="float" office:value="1856" calcext:value-type="float">
            <text:p>1856</text:p>
          </table:table-cell>
          <table:table-cell table:formula="of:=[.$F$30]+POWER([.C74]-[.$C$30];[.$F$5])*[.$F$4]" office:value-type="float" office:value="1893.56416342998" calcext:value-type="float">
            <text:p>1893.56416342998</text:p>
          </table:table-cell>
          <table:table-cell table:formula="of:=[.E74]-[.E73]"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date" office:date-value="2023-11-02" calcext:value-type="date">
            <text:p>Nov 2, 23</text:p>
          </table:table-cell>
          <table:table-cell office:value-type="float" office:value="1902" calcext:value-type="float">
            <text:p>1902</text:p>
          </table:table-cell>
          <table:table-cell table:formula="of:=[.$F$30]+POWER([.C75]-[.$C$30];[.$F$5])*[.$F$4]" office:value-type="float" office:value="1926.97600417867" calcext:value-type="float">
            <text:p>1926.97600417867</text:p>
          </table:table-cell>
          <table:table-cell table:formula="of:=[.E75]-[.E7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date" office:date-value="2023-11-09" calcext:value-type="date">
            <text:p>Nov 9, 23</text:p>
          </table:table-cell>
          <table:table-cell office:value-type="float" office:value="1959" calcext:value-type="float">
            <text:p>1959</text:p>
          </table:table-cell>
          <table:table-cell table:formula="of:=[.$F$30]+POWER([.C76]-[.$C$30];[.$F$5])*[.$F$4]" office:value-type="float" office:value="1960.76118089737" calcext:value-type="float">
            <text:p>1960.76118089737</text:p>
          </table:table-cell>
          <table:table-cell table:formula="of:=[.E76]-[.E75]" office:value-type="float" office:value="57" calcext:value-type="float">
            <text:p>57</text:p>
          </table:table-cell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date" office:date-value="2023-11-16" calcext:value-type="date">
            <text:p>Nov 16, 23</text:p>
          </table:table-cell>
          <table:table-cell office:value-type="float" office:value="1999" calcext:value-type="float">
            <text:p>1999</text:p>
          </table:table-cell>
          <table:table-cell table:formula="of:=[.$F$30]+POWER([.C77]-[.$C$30];[.$F$5])*[.$F$4]" office:value-type="float" office:value="1994.91561279879" calcext:value-type="float">
            <text:p>1994.91561279879</text:p>
          </table:table-cell>
          <table:table-cell table:formula="of:=[.E77]-[.E76]"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date" office:date-value="2023-11-23" calcext:value-type="date">
            <text:p>Nov 23, 23</text:p>
          </table:table-cell>
          <table:table-cell office:value-type="float" office:value="2040" calcext:value-type="float">
            <text:p>2040</text:p>
          </table:table-cell>
          <table:table-cell table:formula="of:=[.$F$30]+POWER([.C78]-[.$C$30];[.$F$5])*[.$F$4]" office:value-type="float" office:value="2029.43535006171" calcext:value-type="float">
            <text:p>2029.43535006171</text:p>
          </table:table-cell>
          <table:table-cell table:formula="of:=[.E78]-[.E77]" office:value-type="float" office:value="41" calcext:value-type="float">
            <text:p>41</text:p>
          </table:table-cell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date" office:date-value="2023-11-30" calcext:value-type="date">
            <text:p>Nov 30, 23</text:p>
          </table:table-cell>
          <table:table-cell office:value-type="float" office:value="2072" calcext:value-type="float">
            <text:p>2072</text:p>
          </table:table-cell>
          <table:table-cell table:formula="of:=[.$F$30]+POWER([.C79]-[.$C$30];[.$F$5])*[.$F$4]" office:value-type="float" office:value="2064.31656697188" calcext:value-type="float">
            <text:p>2064.31656697188</text:p>
          </table:table-cell>
          <table:table-cell table:formula="of:=[.E79]-[.E78]"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date" office:date-value="2023-12-07" calcext:value-type="date">
            <text:p>Dec 7, 23</text:p>
          </table:table-cell>
          <table:table-cell office:value-type="float" office:value="2126" calcext:value-type="float">
            <text:p>2126</text:p>
          </table:table-cell>
          <table:table-cell table:formula="of:=[.$F$30]+POWER([.C80]-[.$C$30];[.$F$5])*[.$F$4]" office:value-type="float" office:value="2099.55555555556" calcext:value-type="float">
            <text:p>2099.55555555556</text:p>
          </table:table-cell>
          <table:table-cell table:formula="of:=[.E80]-[.E79]" office:value-type="float" office:value="54" calcext:value-type="float">
            <text:p>54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date" office:date-value="2023-12-14" calcext:value-type="date">
            <text:p>Dec 14, 23</text:p>
          </table:table-cell>
          <table:table-cell office:value-type="float" office:value="2174" calcext:value-type="float">
            <text:p>2174</text:p>
          </table:table-cell>
          <table:table-cell table:formula="of:=[.$F$30]+POWER([.C81]-[.$C$30];[.$F$5])*[.$F$4]" office:value-type="float" office:value="2135.1487196611" calcext:value-type="float">
            <text:p>2135.1487196611</text:p>
          </table:table-cell>
          <table:table-cell table:formula="of:=[.E81]-[.E80]"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date" office:date-value="2023-12-21" calcext:value-type="date">
            <text:p>Dec 21, 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date" office:date-value="2023-12-28" calcext:value-type="date">
            <text:p>Dec 28, 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office:value-type="date" office:date-value="2024-01-04" calcext:value-type="date">
            <text:p>Jan 4, 2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6">00/00/0000</text:date>, <text:time style:data-style-name="N2" text:time-value="04:38:14.746510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9T05:40:43.514690197</meta:creation-date>
    <dc:date>2023-12-16T04:43:40.956924652</dc:date>
    <meta:editing-duration>PT49M19S</meta:editing-duration>
    <meta:editing-cycles>8</meta:editing-cycles>
    <meta:generator>LibreOffice/6.4.7.2$Linux_X86_64 LibreOffice_project/40$Build-2</meta:generator>
    <meta:document-statistic meta:table-count="1" meta:cell-count="39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94cm" svg:y="4.204cm" style:legend-expansion="high" chart:style-name="ch2"/>
        <chart:plot-area chart:style-name="ch3" table:cell-range-address="Sheet1.D7:Sheet1.D86 Sheet1.G6:Sheet1.G86" chart:data-source-has-labels="both" svg:x="0.319cm" svg:y="0.18cm" svg:width="13.302cm" svg:height="8.646cm">
          <chartooo:coordinate-region svg:x="1.526cm" svg:y="0.18cm" svg:width="12.095cm" svg:height="7.697cm"/>
          <chart:axis chart:dimension="x" chart:name="primary-x" chart:style-name="ch4" chartooo:axis-type="text">
            <chart:categories table:cell-range-address="Sheet1.D7:Sheet1.D8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7:Sheet1.G86" chart:label-cell-address="Sheet1.G6:Sheet1.G6" chart:class="chart:line">
            <chart:data-point chart:repeated="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s</text:p>
                <draw:g>
                  <svg:desc>Sheet1.G6:Sheet1.G6</svg:desc>
                </draw:g>
              </table:table-cell>
            </table:table-row>
          </table:table-header-rows>
          <table:table-rows>
            <table:table-row>
              <table:table-cell office:value-type="float" office:value="44756">
                <text:p>44756</text:p>
                <draw:g>
                  <svg:desc>Sheet1.D7:Sheet1.D86</svg:desc>
                </draw:g>
              </table:table-cell>
              <table:table-cell office:value-type="float" office:value="NaN">
                <text:p>NaN</text:p>
                <draw:g>
                  <svg:desc>Sheet1.G7:Sheet1.G86</svg:desc>
                </draw:g>
              </table:table-cell>
            </table:table-row>
            <table:table-row>
              <table:table-cell office:value-type="float" office:value="44763">
                <text:p>44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70">
                <text:p>44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77">
                <text:p>447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784">
                <text:p>447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791">
                <text:p>447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798">
                <text:p>447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805">
                <text:p>4480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812">
                <text:p>448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819">
                <text:p>448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4826">
                <text:p>448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4833">
                <text:p>448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4840">
                <text:p>448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4847">
                <text:p>4484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4854">
                <text:p>448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4861">
                <text:p>4486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868">
                <text:p>448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875">
                <text:p>448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882">
                <text:p>4488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889">
                <text:p>4488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896">
                <text:p>448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903">
                <text:p>4490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4910">
                <text:p>449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917">
                <text:p>4491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924">
                <text:p>4492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4931">
                <text:p>449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4938">
                <text:p>449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945">
                <text:p>449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4952">
                <text:p>449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959">
                <text:p>449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966">
                <text:p>449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973">
                <text:p>4497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980">
                <text:p>449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987">
                <text:p>449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994">
                <text:p>4499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5001">
                <text:p>450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5008">
                <text:p>4500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5015">
                <text:p>450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5022">
                <text:p>450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5029">
                <text:p>450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5036">
                <text:p>450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5043">
                <text:p>450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050">
                <text:p>450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5057">
                <text:p>450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5064">
                <text:p>4506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5071">
                <text:p>450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5078">
                <text:p>450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5085">
                <text:p>450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5092">
                <text:p>4509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5099">
                <text:p>4509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5106">
                <text:p>451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5113">
                <text:p>451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5120">
                <text:p>451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5127">
                <text:p>451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5134">
                <text:p>451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5141">
                <text:p>451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5148">
                <text:p>4514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5155">
                <text:p>451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5162">
                <text:p>4516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5169">
                <text:p>4516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5176">
                <text:p>451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5183">
                <text:p>451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5190">
                <text:p>451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5197">
                <text:p>451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5204">
                <text:p>452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5211">
                <text:p>452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5218">
                <text:p>452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5225">
                <text:p>452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5232">
                <text:p>4523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5239">
                <text:p>4523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5246">
                <text:p>452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5253">
                <text:p>4525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5260">
                <text:p>4526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5267">
                <text:p>4526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5274">
                <text:p>452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5281">
                <text:p>45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88">
                <text:p>45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95">
                <text:p>45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71cm" svg:y="3.952cm" style:legend-expansion="high" chart:style-name="ch2"/>
        <chart:plot-area chart:style-name="ch3" table:cell-range-address="Sheet1.D6:Sheet1.F82" chart:data-source-has-labels="both" svg:x="0.32cm" svg:y="0.18cm" svg:width="12.931cm" svg:height="8.64cm">
          <chartooo:coordinate-region svg:x="1.528cm" svg:y="0.18cm" svg:width="11.723cm" svg:height="6.695cm"/>
          <chart:axis chart:dimension="x" chart:name="primary-x" chart:style-name="ch4" chartooo:axis-type="text">
            <chart:categories table:cell-range-address="Sheet1.D7:Sheet1.D8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7:Sheet1.E82" chart:label-cell-address="Sheet1.E6:Sheet1.E6" chart:class="chart:line">
            <chart:data-point chart:repeated="76"/>
          </chart:series>
          <chart:series chart:style-name="ch7" chart:values-cell-range-address="Sheet1.F7:Sheet1.F82" chart:label-cell-address="Sheet1.F6:Sheet1.F6" chart:class="chart:line">
            <chart:data-point chart:repeated="7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  <draw:g>
                  <svg:desc>Sheet1.E6:Sheet1.E6</svg:desc>
                </draw:g>
              </table:table-cell>
              <table:table-cell office:value-type="string">
                <text:p>Predict</text:p>
                <draw:g>
                  <svg:desc>Sheet1.F6:Sheet1.F6</svg:desc>
                </draw:g>
              </table:table-cell>
            </table:table-row>
          </table:table-header-rows>
          <table:table-rows>
            <table:table-row>
              <table:table-cell office:value-type="float" office:value="44756">
                <text:p>44756</text:p>
                <draw:g>
                  <svg:desc>Sheet1.D7:Sheet1.D82</svg:desc>
                </draw:g>
              </table:table-cell>
              <table:table-cell office:value-type="float" office:value="1">
                <text:p>1</text:p>
                <draw:g>
                  <svg:desc>Sheet1.E7:Sheet1.E82</svg:desc>
                </draw:g>
              </table:table-cell>
              <table:table-cell office:value-type="float" office:value="0.325677238659974">
                <text:p>0.325677238659974</text:p>
                <draw:g>
                  <svg:desc>Sheet1.F7:Sheet1.F82</svg:desc>
                </draw:g>
              </table:table-cell>
            </table:table-row>
            <table:table-row>
              <table:table-cell office:value-type="float" office:value="44763">
                <text:p>44763</text:p>
              </table:table-cell>
              <table:table-cell office:value-type="float" office:value="1">
                <text:p>1</text:p>
              </table:table-cell>
              <table:table-cell office:value-type="float" office:value="1.84230867147662">
                <text:p>1.84230867147662</text:p>
              </table:table-cell>
            </table:table-row>
            <table:table-row>
              <table:table-cell office:value-type="float" office:value="44770">
                <text:p>44770</text:p>
              </table:table-cell>
              <table:table-cell office:value-type="float" office:value="1">
                <text:p>1</text:p>
              </table:table-cell>
              <table:table-cell office:value-type="float" office:value="5.07680571805029">
                <text:p>5.07680571805029</text:p>
              </table:table-cell>
            </table:table-row>
            <table:table-row>
              <table:table-cell office:value-type="float" office:value="44777">
                <text:p>44777</text:p>
              </table:table-cell>
              <table:table-cell office:value-type="float" office:value="4">
                <text:p>4</text:p>
              </table:table-cell>
              <table:table-cell office:value-type="float" office:value="10.4216716371192">
                <text:p>10.4216716371192</text:p>
              </table:table-cell>
            </table:table-row>
            <table:table-row>
              <table:table-cell office:value-type="float" office:value="44784">
                <text:p>44784</text:p>
              </table:table-cell>
              <table:table-cell office:value-type="float" office:value="15">
                <text:p>15</text:p>
              </table:table-cell>
              <table:table-cell office:value-type="float" office:value="18.2059111092031">
                <text:p>18.2059111092031</text:p>
              </table:table-cell>
            </table:table-row>
            <table:table-row>
              <table:table-cell office:value-type="float" office:value="44791">
                <text:p>44791</text:p>
              </table:table-cell>
              <table:table-cell office:value-type="float" office:value="23">
                <text:p>23</text:p>
              </table:table-cell>
              <table:table-cell office:value-type="float" office:value="28.71875">
                <text:p>28.71875</text:p>
              </table:table-cell>
            </table:table-row>
            <table:table-row>
              <table:table-cell office:value-type="float" office:value="44798">
                <text:p>44798</text:p>
              </table:table-cell>
              <table:table-cell office:value-type="float" office:value="40">
                <text:p>40</text:p>
              </table:table-cell>
              <table:table-cell office:value-type="float" office:value="42.2213880772576">
                <text:p>42.2213880772576</text:p>
              </table:table-cell>
            </table:table-row>
            <table:table-row>
              <table:table-cell office:value-type="float" office:value="44805">
                <text:p>44805</text:p>
              </table:table-cell>
              <table:table-cell office:value-type="float" office:value="53">
                <text:p>53</text:p>
              </table:table-cell>
              <table:table-cell office:value-type="float" office:value="58.9538774872518">
                <text:p>58.9538774872518</text:p>
              </table:table-cell>
            </table:table-row>
            <table:table-row>
              <table:table-cell office:value-type="float" office:value="44812">
                <text:p>44812</text:p>
              </table:table-cell>
              <table:table-cell office:value-type="float" office:value="77">
                <text:p>77</text:p>
              </table:table-cell>
              <table:table-cell office:value-type="float" office:value="79.1395689943737">
                <text:p>79.1395689943737</text:p>
              </table:table-cell>
            </table:table-row>
            <table:table-row>
              <table:table-cell office:value-type="float" office:value="44819">
                <text:p>44819</text:p>
              </table:table-cell>
              <table:table-cell office:value-type="float" office:value="128">
                <text:p>128</text:p>
              </table:table-cell>
              <table:table-cell office:value-type="float" office:value="102.988185623976">
                <text:p>102.988185623976</text:p>
              </table:table-cell>
            </table:table-row>
            <table:table-row>
              <table:table-cell office:value-type="float" office:value="44826">
                <text:p>44826</text:p>
              </table:table-cell>
              <table:table-cell office:value-type="float" office:value="165">
                <text:p>165</text:p>
              </table:table-cell>
              <table:table-cell office:value-type="float" office:value="130.698053610694">
                <text:p>130.698053610694</text:p>
              </table:table-cell>
            </table:table-row>
            <table:table-row>
              <table:table-cell office:value-type="float" office:value="44833">
                <text:p>44833</text:p>
              </table:table-cell>
              <table:table-cell office:value-type="float" office:value="201">
                <text:p>201</text:p>
              </table:table-cell>
              <table:table-cell office:value-type="float" office:value="162.457782977609">
                <text:p>162.457782977609</text:p>
              </table:table-cell>
            </table:table-row>
            <table:table-row>
              <table:table-cell office:value-type="float" office:value="44840">
                <text:p>44840</text:p>
              </table:table-cell>
              <table:table-cell office:value-type="float" office:value="249">
                <text:p>249</text:p>
              </table:table-cell>
              <table:table-cell office:value-type="float" office:value="198.44757116757">
                <text:p>198.44757116757</text:p>
              </table:table-cell>
            </table:table-row>
            <table:table-row>
              <table:table-cell office:value-type="float" office:value="44847">
                <text:p>44847</text:p>
              </table:table-cell>
              <table:table-cell office:value-type="float" office:value="293">
                <text:p>293</text:p>
              </table:table-cell>
              <table:table-cell office:value-type="float" office:value="238.840238564301">
                <text:p>238.840238564301</text:p>
              </table:table-cell>
            </table:table-row>
            <table:table-row>
              <table:table-cell office:value-type="float" office:value="44854">
                <text:p>44854</text:p>
              </table:table-cell>
              <table:table-cell office:value-type="float" office:value="338">
                <text:p>338</text:p>
              </table:table-cell>
              <table:table-cell office:value-type="float" office:value="283.802067353002">
                <text:p>283.802067353002</text:p>
              </table:table-cell>
            </table:table-row>
            <table:table-row>
              <table:table-cell office:value-type="float" office:value="44861">
                <text:p>44861</text:p>
              </table:table-cell>
              <table:table-cell office:value-type="float" office:value="388">
                <text:p>388</text:p>
              </table:table-cell>
              <table:table-cell office:value-type="float" office:value="333.493492387813">
                <text:p>333.493492387813</text:p>
              </table:table-cell>
            </table:table-row>
            <table:table-row>
              <table:table-cell office:value-type="float" office:value="44868">
                <text:p>44868</text:p>
              </table:table-cell>
              <table:table-cell office:value-type="float" office:value="406">
                <text:p>406</text:p>
              </table:table-cell>
              <table:table-cell office:value-type="float" office:value="388.069678252969">
                <text:p>388.069678252969</text:p>
              </table:table-cell>
            </table:table-row>
            <table:table-row>
              <table:table-cell office:value-type="float" office:value="44875">
                <text:p>44875</text:p>
              </table:table-cell>
              <table:table-cell office:value-type="float" office:value="416">
                <text:p>416</text:p>
              </table:table-cell>
              <table:table-cell office:value-type="float" office:value="447.681007168818">
                <text:p>447.681007168818</text:p>
              </table:table-cell>
            </table:table-row>
            <table:table-row>
              <table:table-cell office:value-type="float" office:value="44882">
                <text:p>44882</text:p>
              </table:table-cell>
              <table:table-cell office:value-type="float" office:value="492">
                <text:p>492</text:p>
              </table:table-cell>
              <table:table-cell office:value-type="float" office:value="512.473495922404">
                <text:p>512.473495922404</text:p>
              </table:table-cell>
            </table:table-row>
            <table:table-row>
              <table:table-cell office:value-type="float" office:value="44889">
                <text:p>44889</text:p>
              </table:table-cell>
              <table:table-cell office:value-type="float" office:value="610">
                <text:p>610</text:p>
              </table:table-cell>
              <table:table-cell office:value-type="float" office:value="582.5891554945">
                <text:p>582.5891554945</text:p>
              </table:table-cell>
            </table:table-row>
            <table:table-row>
              <table:table-cell office:value-type="float" office:value="44896">
                <text:p>44896</text:p>
              </table:table-cell>
              <table:table-cell office:value-type="float" office:value="631">
                <text:p>631</text:p>
              </table:table-cell>
              <table:table-cell office:value-type="float" office:value="658.166303843037">
                <text:p>658.166303843037</text:p>
              </table:table-cell>
            </table:table-row>
            <table:table-row>
              <table:table-cell office:value-type="float" office:value="44903">
                <text:p>44903</text:p>
              </table:table-cell>
              <table:table-cell office:value-type="float" office:value="698">
                <text:p>698</text:p>
              </table:table-cell>
              <table:table-cell office:value-type="float" office:value="739.339839968035">
                <text:p>739.339839968035</text:p>
              </table:table-cell>
            </table:table-row>
            <table:table-row>
              <table:table-cell office:value-type="float" office:value="44910">
                <text:p>44910</text:p>
              </table:table-cell>
              <table:table-cell office:value-type="float" office:value="817">
                <text:p>817</text:p>
              </table:table-cell>
              <table:table-cell office:value-type="float" office:value="826.241485655609">
                <text:p>826.241485655609</text:p>
              </table:table-cell>
            </table:table-row>
            <table:table-row>
              <table:table-cell office:value-type="float" office:value="44917">
                <text:p>44917</text:p>
              </table:table-cell>
              <table:table-cell office:value-type="float" office:value="919">
                <text:p>919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44924">
                <text:p>44924</text:p>
              </table:table-cell>
              <table:table-cell office:value-type="float" office:value="965">
                <text:p>965</text:p>
              </table:table-cell>
              <table:table-cell office:value-type="float" office:value="922.339115355603">
                <text:p>922.339115355603</text:p>
              </table:table-cell>
            </table:table-row>
            <table:table-row>
              <table:table-cell office:value-type="float" office:value="44931">
                <text:p>44931</text:p>
              </table:table-cell>
              <table:table-cell office:value-type="float" office:value="993">
                <text:p>993</text:p>
              </table:table-cell>
              <table:table-cell office:value-type="float" office:value="928.444444444444">
                <text:p>928.444444444444</text:p>
              </table:table-cell>
            </table:table-row>
            <table:table-row>
              <table:table-cell office:value-type="float" office:value="44938">
                <text:p>44938</text:p>
              </table:table-cell>
              <table:table-cell office:value-type="float" office:value="1019">
                <text:p>1019</text:p>
              </table:table-cell>
              <table:table-cell office:value-type="float" office:value="936.350552344714">
                <text:p>936.350552344714</text:p>
              </table:table-cell>
            </table:table-row>
            <table:table-row>
              <table:table-cell office:value-type="float" office:value="44945">
                <text:p>44945</text:p>
              </table:table-cell>
              <table:table-cell office:value-type="float" office:value="1048">
                <text:p>1048</text:p>
              </table:table-cell>
              <table:table-cell office:value-type="float" office:value="945.712922844825">
                <text:p>945.712922844825</text:p>
              </table:table-cell>
            </table:table-row>
            <table:table-row>
              <table:table-cell office:value-type="float" office:value="44952">
                <text:p>44952</text:p>
              </table:table-cell>
              <table:table-cell office:value-type="float" office:value="1057">
                <text:p>1057</text:p>
              </table:table-cell>
              <table:table-cell office:value-type="float" office:value="956.33244459921">
                <text:p>956.33244459921</text:p>
              </table:table-cell>
            </table:table-row>
            <table:table-row>
              <table:table-cell office:value-type="float" office:value="44959">
                <text:p>44959</text:p>
              </table:table-cell>
              <table:table-cell office:value-type="float" office:value="1074">
                <text:p>1074</text:p>
              </table:table-cell>
              <table:table-cell office:value-type="float" office:value="968.074772881118">
                <text:p>968.074772881118</text:p>
              </table:table-cell>
            </table:table-row>
            <table:table-row>
              <table:table-cell office:value-type="float" office:value="44966">
                <text:p>44966</text:p>
              </table:table-cell>
              <table:table-cell office:value-type="float" office:value="1093">
                <text:p>1093</text:p>
              </table:table-cell>
              <table:table-cell office:value-type="float" office:value="980.84128180918">
                <text:p>980.84128180918</text:p>
              </table:table-cell>
            </table:table-row>
            <table:table-row>
              <table:table-cell office:value-type="float" office:value="44973">
                <text:p>44973</text:p>
              </table:table-cell>
              <table:table-cell office:value-type="float" office:value="1114">
                <text:p>1114</text:p>
              </table:table-cell>
              <table:table-cell office:value-type="float" office:value="994.555555555556">
                <text:p>994.555555555556</text:p>
              </table:table-cell>
            </table:table-row>
            <table:table-row>
              <table:table-cell office:value-type="float" office:value="44980">
                <text:p>44980</text:p>
              </table:table-cell>
              <table:table-cell office:value-type="float" office:value="1126">
                <text:p>1126</text:p>
              </table:table-cell>
              <table:table-cell office:value-type="float" office:value="1009.15611460128">
                <text:p>1009.15611460128</text:p>
              </table:table-cell>
            </table:table-row>
            <table:table-row>
              <table:table-cell office:value-type="float" office:value="44987">
                <text:p>44987</text:p>
              </table:table-cell>
              <table:table-cell office:value-type="float" office:value="1130">
                <text:p>1130</text:p>
              </table:table-cell>
              <table:table-cell office:value-type="float" office:value="1024.59209893749">
                <text:p>1024.59209893749</text:p>
              </table:table-cell>
            </table:table-row>
            <table:table-row>
              <table:table-cell office:value-type="float" office:value="44994">
                <text:p>44994</text:p>
              </table:table-cell>
              <table:table-cell office:value-type="float" office:value="1128">
                <text:p>1128</text:p>
              </table:table-cell>
              <table:table-cell office:value-type="float" office:value="1040.82052042875">
                <text:p>1040.82052042875</text:p>
              </table:table-cell>
            </table:table-row>
            <table:table-row>
              <table:table-cell office:value-type="float" office:value="45001">
                <text:p>45001</text:p>
              </table:table-cell>
              <table:table-cell office:value-type="float" office:value="1131">
                <text:p>1131</text:p>
              </table:table-cell>
              <table:table-cell office:value-type="float" office:value="1057.80441875771">
                <text:p>1057.80441875771</text:p>
              </table:table-cell>
            </table:table-row>
            <table:table-row>
              <table:table-cell office:value-type="float" office:value="45008">
                <text:p>45008</text:p>
              </table:table-cell>
              <table:table-cell office:value-type="float" office:value="1147">
                <text:p>1147</text:p>
              </table:table-cell>
              <table:table-cell office:value-type="float" office:value="1075.51157118111">
                <text:p>1075.51157118111</text:p>
              </table:table-cell>
            </table:table-row>
            <table:table-row>
              <table:table-cell office:value-type="float" office:value="45015">
                <text:p>45015</text:p>
              </table:table-cell>
              <table:table-cell office:value-type="float" office:value="1158">
                <text:p>1158</text:p>
              </table:table-cell>
              <table:table-cell office:value-type="float" office:value="1093.91355889816">
                <text:p>1093.91355889816</text:p>
              </table:table-cell>
            </table:table-row>
            <table:table-row>
              <table:table-cell office:value-type="float" office:value="45022">
                <text:p>45022</text:p>
              </table:table-cell>
              <table:table-cell office:value-type="float" office:value="1181">
                <text:p>1181</text:p>
              </table:table-cell>
              <table:table-cell office:value-type="float" office:value="1112.98507244975">
                <text:p>1112.98507244975</text:p>
              </table:table-cell>
            </table:table-row>
            <table:table-row>
              <table:table-cell office:value-type="float" office:value="45029">
                <text:p>45029</text:p>
              </table:table-cell>
              <table:table-cell office:value-type="float" office:value="1200">
                <text:p>1200</text:p>
              </table:table-cell>
              <table:table-cell office:value-type="float" office:value="1132.7033827586">
                <text:p>1132.7033827586</text:p>
              </table:table-cell>
            </table:table-row>
            <table:table-row>
              <table:table-cell office:value-type="float" office:value="45036">
                <text:p>45036</text:p>
              </table:table-cell>
              <table:table-cell office:value-type="float" office:value="1229">
                <text:p>1229</text:p>
              </table:table-cell>
              <table:table-cell office:value-type="float" office:value="1153.04793022365">
                <text:p>1153.04793022365</text:p>
              </table:table-cell>
            </table:table-row>
            <table:table-row>
              <table:table-cell office:value-type="float" office:value="45043">
                <text:p>45043</text:p>
              </table:table-cell>
              <table:table-cell office:value-type="float" office:value="1249">
                <text:p>1249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5050">
                <text:p>45050</text:p>
              </table:table-cell>
              <table:table-cell office:value-type="float" office:value="1256">
                <text:p>1256</text:p>
              </table:table-cell>
              <table:table-cell office:value-type="float" office:value="1195.54246152208">
                <text:p>1195.54246152208</text:p>
              </table:table-cell>
            </table:table-row>
            <table:table-row>
              <table:table-cell office:value-type="float" office:value="45057">
                <text:p>45057</text:p>
              </table:table-cell>
              <table:table-cell office:value-type="float" office:value="1263">
                <text:p>1263</text:p>
              </table:table-cell>
              <table:table-cell office:value-type="float" office:value="1217.65955679368">
                <text:p>1217.65955679368</text:p>
              </table:table-cell>
            </table:table-row>
            <table:table-row>
              <table:table-cell office:value-type="float" office:value="45064">
                <text:p>45064</text:p>
              </table:table-cell>
              <table:table-cell office:value-type="float" office:value="1274">
                <text:p>1274</text:p>
              </table:table-cell>
              <table:table-cell office:value-type="float" office:value="1240.33672629606">
                <text:p>1240.33672629606</text:p>
              </table:table-cell>
            </table:table-row>
            <table:table-row>
              <table:table-cell office:value-type="float" office:value="45071">
                <text:p>45071</text:p>
              </table:table-cell>
              <table:table-cell office:value-type="float" office:value="1301">
                <text:p>1301</text:p>
              </table:table-cell>
              <table:table-cell office:value-type="float" office:value="1263.56046433137">
                <text:p>1263.56046433137</text:p>
              </table:table-cell>
            </table:table-row>
            <table:table-row>
              <table:table-cell office:value-type="float" office:value="45078">
                <text:p>45078</text:p>
              </table:table-cell>
              <table:table-cell office:value-type="float" office:value="1325">
                <text:p>1325</text:p>
              </table:table-cell>
              <table:table-cell office:value-type="float" office:value="1287.31819769472">
                <text:p>1287.31819769472</text:p>
              </table:table-cell>
            </table:table-row>
            <table:table-row>
              <table:table-cell office:value-type="float" office:value="45085">
                <text:p>45085</text:p>
              </table:table-cell>
              <table:table-cell office:value-type="float" office:value="1355">
                <text:p>1355</text:p>
              </table:table-cell>
              <table:table-cell office:value-type="float" office:value="1311.59818304895">
                <text:p>1311.59818304895</text:p>
              </table:table-cell>
            </table:table-row>
            <table:table-row>
              <table:table-cell office:value-type="float" office:value="45092">
                <text:p>45092</text:p>
              </table:table-cell>
              <table:table-cell office:value-type="float" office:value="1385">
                <text:p>1385</text:p>
              </table:table-cell>
              <table:table-cell office:value-type="float" office:value="1336.38941945039">
                <text:p>1336.38941945039</text:p>
              </table:table-cell>
            </table:table-row>
            <table:table-row>
              <table:table-cell office:value-type="float" office:value="45099">
                <text:p>45099</text:p>
              </table:table-cell>
              <table:table-cell office:value-type="float" office:value="1417">
                <text:p>1417</text:p>
              </table:table-cell>
              <table:table-cell office:value-type="float" office:value="1361.6815732653">
                <text:p>1361.6815732653</text:p>
              </table:table-cell>
            </table:table-row>
            <table:table-row>
              <table:table-cell office:value-type="float" office:value="45106">
                <text:p>45106</text:p>
              </table:table-cell>
              <table:table-cell office:value-type="float" office:value="1445">
                <text:p>1445</text:p>
              </table:table-cell>
              <table:table-cell office:value-type="float" office:value="1387.46491330728">
                <text:p>1387.46491330728</text:p>
              </table:table-cell>
            </table:table-row>
            <table:table-row>
              <table:table-cell office:value-type="float" office:value="45113">
                <text:p>45113</text:p>
              </table:table-cell>
              <table:table-cell office:value-type="float" office:value="1459">
                <text:p>1459</text:p>
              </table:table-cell>
              <table:table-cell office:value-type="float" office:value="1413.73025447344">
                <text:p>1413.73025447344</text:p>
              </table:table-cell>
            </table:table-row>
            <table:table-row>
              <table:table-cell office:value-type="float" office:value="45120">
                <text:p>45120</text:p>
              </table:table-cell>
              <table:table-cell office:value-type="float" office:value="1478">
                <text:p>1478</text:p>
              </table:table-cell>
              <table:table-cell office:value-type="float" office:value="1440.46890849874">
                <text:p>1440.46890849874</text:p>
              </table:table-cell>
            </table:table-row>
            <table:table-row>
              <table:table-cell office:value-type="float" office:value="45127">
                <text:p>45127</text:p>
              </table:table-cell>
              <table:table-cell office:value-type="float" office:value="1493">
                <text:p>1493</text:p>
              </table:table-cell>
              <table:table-cell office:value-type="float" office:value="1467.67264071272">
                <text:p>1467.67264071272</text:p>
              </table:table-cell>
            </table:table-row>
            <table:table-row>
              <table:table-cell office:value-type="float" office:value="45134">
                <text:p>45134</text:p>
              </table:table-cell>
              <table:table-cell office:value-type="float" office:value="1502">
                <text:p>1502</text:p>
              </table:table-cell>
              <table:table-cell office:value-type="float" office:value="1495.33363188948">
                <text:p>1495.33363188948</text:p>
              </table:table-cell>
            </table:table-row>
            <table:table-row>
              <table:table-cell office:value-type="float" office:value="45141">
                <text:p>45141</text:p>
              </table:table-cell>
              <table:table-cell office:value-type="float" office:value="1526">
                <text:p>1526</text:p>
              </table:table-cell>
              <table:table-cell office:value-type="float" office:value="1523.44444444444">
                <text:p>1523.44444444444</text:p>
              </table:table-cell>
            </table:table-row>
            <table:table-row>
              <table:table-cell office:value-type="float" office:value="45148">
                <text:p>45148</text:p>
              </table:table-cell>
              <table:table-cell office:value-type="float" office:value="1586">
                <text:p>1586</text:p>
              </table:table-cell>
              <table:table-cell office:value-type="float" office:value="1551.99799236122">
                <text:p>1551.99799236122</text:p>
              </table:table-cell>
            </table:table-row>
            <table:table-row>
              <table:table-cell office:value-type="float" office:value="45155">
                <text:p>45155</text:p>
              </table:table-cell>
              <table:table-cell office:value-type="float" office:value="1634">
                <text:p>1634</text:p>
              </table:table-cell>
              <table:table-cell office:value-type="float" office:value="1580.98751433528">
                <text:p>1580.98751433528</text:p>
              </table:table-cell>
            </table:table-row>
            <table:table-row>
              <table:table-cell office:value-type="float" office:value="45162">
                <text:p>45162</text:p>
              </table:table-cell>
              <table:table-cell office:value-type="float" office:value="1661">
                <text:p>1661</text:p>
              </table:table-cell>
              <table:table-cell office:value-type="float" office:value="1610.40654970524">
                <text:p>1610.40654970524</text:p>
              </table:table-cell>
            </table:table-row>
            <table:table-row>
              <table:table-cell office:value-type="float" office:value="45169">
                <text:p>45169</text:p>
              </table:table-cell>
              <table:table-cell office:value-type="float" office:value="1682">
                <text:p>1682</text:p>
              </table:table-cell>
              <table:table-cell office:value-type="float" office:value="1640.24891681028">
                <text:p>1640.24891681028</text:p>
              </table:table-cell>
            </table:table-row>
            <table:table-row>
              <table:table-cell office:value-type="float" office:value="45176">
                <text:p>45176</text:p>
              </table:table-cell>
              <table:table-cell office:value-type="float" office:value="1706">
                <text:p>1706</text:p>
              </table:table-cell>
              <table:table-cell office:value-type="float" office:value="1670.50869346803">
                <text:p>1670.50869346803</text:p>
              </table:table-cell>
            </table:table-row>
            <table:table-row>
              <table:table-cell office:value-type="float" office:value="45183">
                <text:p>45183</text:p>
              </table:table-cell>
              <table:table-cell office:value-type="float" office:value="1727">
                <text:p>1727</text:p>
              </table:table-cell>
              <table:table-cell office:value-type="float" office:value="1701.18019931313">
                <text:p>1701.18019931313</text:p>
              </table:table-cell>
            </table:table-row>
            <table:table-row>
              <table:table-cell office:value-type="float" office:value="45190">
                <text:p>45190</text:p>
              </table:table-cell>
              <table:table-cell office:value-type="float" office:value="1738">
                <text:p>1738</text:p>
              </table:table-cell>
              <table:table-cell office:value-type="float" office:value="1732.25797977436">
                <text:p>1732.25797977436</text:p>
              </table:table-cell>
            </table:table-row>
            <table:table-row>
              <table:table-cell office:value-type="float" office:value="45197">
                <text:p>45197</text:p>
              </table:table-cell>
              <table:table-cell office:value-type="float" office:value="1744">
                <text:p>1744</text:p>
              </table:table-cell>
              <table:table-cell office:value-type="float" office:value="1763.73679149992">
                <text:p>1763.73679149992</text:p>
              </table:table-cell>
            </table:table-row>
            <table:table-row>
              <table:table-cell office:value-type="float" office:value="45204">
                <text:p>45204</text:p>
              </table:table-cell>
              <table:table-cell office:value-type="float" office:value="1772">
                <text:p>1772</text:p>
              </table:table-cell>
              <table:table-cell office:value-type="float" office:value="1795.61158906691">
                <text:p>1795.61158906691</text:p>
              </table:table-cell>
            </table:table-row>
            <table:table-row>
              <table:table-cell office:value-type="float" office:value="45211">
                <text:p>45211</text:p>
              </table:table-cell>
              <table:table-cell office:value-type="float" office:value="1784">
                <text:p>1784</text:p>
              </table:table-cell>
              <table:table-cell office:value-type="float" office:value="1827.87751283291">
                <text:p>1827.87751283291</text:p>
              </table:table-cell>
            </table:table-row>
            <table:table-row>
              <table:table-cell office:value-type="float" office:value="45218">
                <text:p>45218</text:p>
              </table:table-cell>
              <table:table-cell office:value-type="float" office:value="1816">
                <text:p>1816</text:p>
              </table:table-cell>
              <table:table-cell office:value-type="float" office:value="1860.52987780658">
                <text:p>1860.52987780658</text:p>
              </table:table-cell>
            </table:table-row>
            <table:table-row>
              <table:table-cell office:value-type="float" office:value="45225">
                <text:p>45225</text:p>
              </table:table-cell>
              <table:table-cell office:value-type="float" office:value="1856">
                <text:p>1856</text:p>
              </table:table-cell>
              <table:table-cell office:value-type="float" office:value="1893.56416342998">
                <text:p>1893.56416342998</text:p>
              </table:table-cell>
            </table:table-row>
            <table:table-row>
              <table:table-cell office:value-type="float" office:value="45232">
                <text:p>45232</text:p>
              </table:table-cell>
              <table:table-cell office:value-type="float" office:value="1902">
                <text:p>1902</text:p>
              </table:table-cell>
              <table:table-cell office:value-type="float" office:value="1926.97600417867">
                <text:p>1926.97600417867</text:p>
              </table:table-cell>
            </table:table-row>
            <table:table-row>
              <table:table-cell office:value-type="float" office:value="45239">
                <text:p>45239</text:p>
              </table:table-cell>
              <table:table-cell office:value-type="float" office:value="1959">
                <text:p>1959</text:p>
              </table:table-cell>
              <table:table-cell office:value-type="float" office:value="1960.76118089737">
                <text:p>1960.76118089737</text:p>
              </table:table-cell>
            </table:table-row>
            <table:table-row>
              <table:table-cell office:value-type="float" office:value="45246">
                <text:p>45246</text:p>
              </table:table-cell>
              <table:table-cell office:value-type="float" office:value="1999">
                <text:p>1999</text:p>
              </table:table-cell>
              <table:table-cell office:value-type="float" office:value="1994.91561279879">
                <text:p>1994.91561279879</text:p>
              </table:table-cell>
            </table:table-row>
            <table:table-row>
              <table:table-cell office:value-type="float" office:value="45253">
                <text:p>45253</text:p>
              </table:table-cell>
              <table:table-cell office:value-type="float" office:value="2040">
                <text:p>2040</text:p>
              </table:table-cell>
              <table:table-cell office:value-type="float" office:value="2029.43535006171">
                <text:p>2029.43535006171</text:p>
              </table:table-cell>
            </table:table-row>
            <table:table-row>
              <table:table-cell office:value-type="float" office:value="45260">
                <text:p>45260</text:p>
              </table:table-cell>
              <table:table-cell office:value-type="float" office:value="2072">
                <text:p>2072</text:p>
              </table:table-cell>
              <table:table-cell office:value-type="float" office:value="2064.31656697188">
                <text:p>2064.31656697188</text:p>
              </table:table-cell>
            </table:table-row>
            <table:table-row>
              <table:table-cell office:value-type="float" office:value="45267">
                <text:p>45267</text:p>
              </table:table-cell>
              <table:table-cell office:value-type="float" office:value="2126">
                <text:p>2126</text:p>
              </table:table-cell>
              <table:table-cell office:value-type="float" office:value="2099.55555555556">
                <text:p>2099.55555555556</text:p>
              </table:table-cell>
            </table:table-row>
            <table:table-row>
              <table:table-cell office:value-type="float" office:value="45274">
                <text:p>45274</text:p>
              </table:table-cell>
              <table:table-cell office:value-type="float" office:value="2174">
                <text:p>2174</text:p>
              </table:table-cell>
              <table:table-cell office:value-type="float" office:value="2135.1487196611">
                <text:p>2135.1487196611</text:p>
              </table:table-cell>
            </table:table-row>
            <table:table-row>
              <table:table-cell office:value-type="float" office:value="45281">
                <text:p>45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